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list-style-name="L6">
      <style:text-properties fo:language="en" fo:country="US"/>
    </style:style>
    <style:style style:name="P60" style:family="paragraph" style:parent-style-name="Heading_20_1">
      <style:text-properties fo:language="en" fo:country="US"/>
    </style:style>
    <style:style style:name="P61" style:family="paragraph" style:parent-style-name="Heading_20_2">
      <style:paragraph-properties fo:margin-top="0.12cm" fo:margin-bottom="0.21cm"/>
      <style:text-properties fo:language="en" fo:country="US"/>
    </style:style>
    <style:style style:name="P62" style:family="paragraph" style:parent-style-name="Heading_20_3">
      <style:paragraph-properties fo:margin-top="0.22cm" fo:margin-bottom="0.21cm"/>
      <style:text-properties fo:language="en" fo:country="US"/>
    </style:style>
    <style:style style:name="P63" style:family="paragraph" style:parent-style-name="Text_20_body">
      <style:paragraph-properties fo:margin-top="0cm" fo:margin-bottom="0.109cm"/>
      <style:text-properties fo:language="en" fo:country="US" style:text-scale="98%"/>
    </style:style>
    <style:style style:name="P64" style:family="paragraph" style:parent-style-name="Heading_20_3">
      <style:paragraph-properties fo:margin-top="0.019cm" fo:margin-bottom="0.21cm" fo:break-before="page"/>
      <style:text-properties fo:language="en" fo:country="US"/>
    </style:style>
    <style:style style:name="P65" style:family="paragraph" style:parent-style-name="Text_20_body" style:list-style-name="L7">
      <style:text-properties fo:language="en" fo:country="US"/>
    </style:style>
    <style:style style:name="P66" style:family="paragraph" style:parent-style-name="Heading_20_3">
      <style:paragraph-properties fo:margin-top="0.319cm" fo:margin-bottom="0.109cm"/>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text-properties fo:font-style="normal" style:font-style-asian="normal" style:font-style-complex="normal"/>
    </style:style>
    <style:style style:name="P70" style:family="paragraph" style:parent-style-name="Text_20_body">
      <style:paragraph-properties fo:text-align="center" style:justify-single-word="false"/>
      <style:text-properties fo:font-style="italic" style:font-style-asian="italic" style:font-style-complex="italic"/>
    </style:style>
    <style:style style:name="P71" style:family="paragraph" style:parent-style-name="Heading_20_3">
      <style:text-properties fo:language="en" fo:country="US" fo:font-style="italic" style:font-style-asian="italic" style:font-style-complex="italic"/>
    </style:style>
    <style:style style:name="P72" style:family="paragraph" style:parent-style-name="Heading_20_3">
      <style:paragraph-properties fo:margin-top="0.019cm" fo:margin-bottom="0.109cm" fo:break-before="page"/>
      <style:text-properties fo:language="en" fo:country="US"/>
    </style:style>
    <style:style style:name="P73" style:family="paragraph" style:parent-style-name="Heading_20_3">
      <style:paragraph-properties fo:margin-top="0.12cm" fo:margin-bottom="0.109cm"/>
      <style:text-properties fo:language="en" fo:country="US"/>
    </style:style>
    <style:style style:name="P74"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5" style:family="paragraph" style:parent-style-name="Heading_20_1">
      <style:paragraph-properties fo:margin-top="0cm" fo:margin-bottom="0.21cm" fo:break-before="page"/>
      <style:text-properties fo:language="en" fo:country="US"/>
    </style:style>
    <style:style style:name="P76" style:family="paragraph" style:parent-style-name="Heading_20_2">
      <style:paragraph-properties fo:margin-top="0.22cm" fo:margin-bottom="0.011cm"/>
      <style:text-properties fo:language="en" fo:country="US"/>
    </style:style>
    <style:style style:name="P77" style:family="paragraph" style:parent-style-name="Text_20_body">
      <style:paragraph-properties fo:margin-top="0cm" fo:margin-bottom="0.21cm"/>
      <style:text-properties fo:language="en" fo:country="US"/>
    </style:style>
    <style:style style:name="P78" style:family="paragraph" style:parent-style-name="Heading_20_2">
      <style:paragraph-properties fo:margin-top="0.019cm" fo:margin-bottom="0.21cm" fo:break-before="page"/>
      <style:text-properties fo:language="en" fo:country="US"/>
    </style:style>
    <style:style style:name="P79"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commendation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 is the Esperanto or the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ublisher's 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in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on Earth we have to defend</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s and copy the whole connection structure as well, because connections appear and disappear in every moments.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
      <text:p text:style-name="P52">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7">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7">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P15">Mindezt lehet másként is fogalmazni, mondhatjuk azt, hogy a probléma forrása a <text:span text:style-name="T8">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P15">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P15">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P15">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P20" text:outline-level="2">Evolúciós hatás</text:h>
      <text:p text:style-name="P15">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0" text:outline-level="3"/>
      <text:h text:style-name="P54" text:outline-level="3">Első hiba: a „jó” fogalmának definíciója </text:h>
      <text:p text:style-name="P15">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P15">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P15">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P15">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0" text:outline-level="3"/>
      <text:h text:style-name="P54" text:outline-level="3">Második hiba: a szabályozó tényezők</text:h>
      <text:p text:style-name="P27">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8">A felsorolt feltételek egyike sem teljesül az emberi civilizációra, amely a közhiedelem szerint garantálná a résztvevők fejlődését.</text:p>
      <text:p text:style-name="P52">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7">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P15">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P40" text:outline-level="3">Harmadik hiba: generációk</text:h>
      <text:p text:style-name="P15">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P15">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P15">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P15">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P15">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P15"/>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P15">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P40" text:outline-level="3">Eredmények</text:h>
      <text:p text:style-name="P15">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P15">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P15">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P40" text:outline-level="3">Következtetés</text:h>
      <text:p text:style-name="P15">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20" text:outline-level="2"/>
      <text:h text:style-name="P36" text:outline-level="2">Hibakeresés és beavatkozás</text:h>
      <text:p text:style-name="P15">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P15">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P15">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P15">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P40" text:outline-level="3">Közösségi szint</text:h>
      <text:p text:style-name="P15">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P15">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P15">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P40" text:outline-level="3">Mit tekintünk ma hibának?</text:h>
      <text:p text:style-name="P15">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P15"><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P15">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P15">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P15">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P15">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P15">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P40" text:outline-level="3">Káros-e a hiba? </text:h>
      <text:p text:style-name="P15">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P40" text:outline-level="3">Ellenlépések</text:h>
      <text:p text:style-name="P15">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P15">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P15">Röviden: a közösség egészét tekintve hibás tevékenységek még felismerésük után sem feltétlenül változnak meg, mert a változás elindítása pénzügyi szempontból súlyos hiba lenne.</text:p>
      <text:h text:style-name="P40" text:outline-level="3">Megelőzés</text:h>
      <text:p text:style-name="P15">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P15">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54" text:outline-level="3">Hatások mérséklése</text:h>
      <text:p text:style-name="P15">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P15">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P15">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P15">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P15">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P40" text:outline-level="3">Elhárítási módszertanok</text:h>
      <text:p text:style-name="P15">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P15">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9">a szereplők közvetetten érdekeltek az ellenfelek sikertelen hibaelhárításában;</text:p>
        </text:list-item>
        <text:list-item>
          <text:p text:style-name="P59">a saját hibák napfényre kerülése rontja a versenyhelyzetet;</text:p>
        </text:list-item>
        <text:list-item>
          <text:p text:style-name="P59">a teljes információmegosztás „ipari titkokat” sért.</text:p>
        </text:list-item>
      </text:list>
      <text:p text:style-name="P15">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P15">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P40" text:outline-level="3">Felismerés</text:h>
      <text:p text:style-name="P15">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P15">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P15">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5">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54" text:outline-level="3">Eredendő ok </text:h>
      <text:p text:style-name="P15">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P15">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P15">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P15">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P15">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P15"/>
      <text:h text:style-name="P60" text:outline-level="1">A válság tényezőinek valódi szerepe</text:h>
      <text:p text:style-name="P15">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P15">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P15">„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P15">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P15">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P15">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20" text:outline-level="2"/>
      <text:h text:style-name="P36" text:outline-level="2">Élet, halál, változás</text:h>
      <text:p text:style-name="P15">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P15">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P15">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P15">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P15">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P15">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P20" text:outline-level="2">Pénz - globális értékhordozó</text:h>
      <text:p text:style-name="P15">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P15">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P15">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P15">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P15">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P15">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P15">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P15">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6" text:outline-level="2">Képességek és képtelenségek</text:h>
      <text:p text:style-name="P27">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7">Nagyon fontos megismernünk, pontosan tudnunk, hogy milyen eszközök lapulnak benne, mert ennek birtokában egész pontosan látható az adott pillanatban előttünk álló lehetőségek azon öt százaléka, amelyhez valóban jól fel vagyunk szerelkezve.</text:p>
      <text:p text:style-name="P27">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7">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7">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P15">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6" text:outline-level="2">Feladatok </text:h>
      <text:p text:style-name="P15">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P15"/>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P15">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P15">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P15">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P15">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P15">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P15"/>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P20" text:outline-level="2">Birtoklás</text:h>
      <text:p text:style-name="P15">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P15">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P15">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P15">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P15"/>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P15">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P15">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P15">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P15">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P15">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P15">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P20" text:outline-level="2">Együttműködés és verseny</text:h>
      <text:p text:style-name="P15">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P15">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P15">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P15">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P15">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P15">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P15">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P15">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P15">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P15">„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P15"/>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P15">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P20" text:outline-level="2">Egyidejűség</text:h>
      <text:p text:style-name="P15">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P15">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P15">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P15">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P15">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7"/>
      <text:p text:style-name="P28">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7">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7">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7">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7">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7">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7">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P15">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P15"/>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P15">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P15">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P15">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P20" text:outline-level="2">Klykhor, Gólem</text:h>
      <text:p text:style-name="P15">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P15">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P15"/>
      <text:p text:style-name="P15"/>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P15">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P15">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P15">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5">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P15">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P15"/>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P15">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P15">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P20" text:outline-level="2">Miért jó a válság?</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0" text:outline-level="1">Kiút</text:h>
      <text:h text:style-name="P61" text:outline-level="2">A hátsó kijára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Minél rosszabb, annál jobb</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Pozitív minták teremtése, a kártékonyak kizárása</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2" text:outline-level="3">Biztonságvág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Halandóság, birtoklás, megosztás</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Szemét</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3">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4" text:outline-level="3">Mérhetőség: pénz – CO2 – energia – beavatkozás</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Azonosíthatóság, felelősségvállalás, utódkeresé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kális értékfogalom, szükségletalapúság</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Határainkon túlmutató feladatok</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A hit kulcsmondatai</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5">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5">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5">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Alapfeltételek</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Szervezettség</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áció</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66" text:outline-level="3"/>
      <text:h text:style-name="P67" text:outline-level="3">Motiváció</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68" text:outline-level="3">Hit</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Források</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Közvetlen szeméttermelés – csomagolás</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Közvetlen szeméttermelés a négyzeten – szenvedélyek</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Közvetlen szeméttermelés a köbön – fegyverek</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Másodlagos szeméttermelés</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Szemétté válás</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Megosztás</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Szállítás</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Kereskedelem</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Utazás</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Képzés</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Összefoglalva</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Útiterv</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2" text:outline-level="3">Bemutatkozás – virtuális szubjek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Erőgyűjtés</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2" text:outline-level="3">Kibontakozás</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Kiteljesedés</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Esélyek?</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Közös tudatosság</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9">A választás, <text:span text:style-name="T1">a változás ideje eljött</text:span>, és nem múlik el attól, hogy az önsajnálatot, be­gubózó szerencsétlenkedést választjuk ahelyett, hogy büszkén vállalnánk a nekünk megadatott sorsot, óriási lehetőséget.</text:p><text:p text:style-name="P69"/><text:p text:style-name="P70">Fel a fejjel!</text:p></draw:text-box></draw:frame></text:h>
      <text:h text:style-name="P44" text:outline-level="1">Mazsolák</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
      <text:h text:style-name="P72"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3" text:outline-level="3">Kérdések és válaszok</text:h>
      <text:p text:style-name="P15">Életünk azzal telik, hogy válaszokat keresünk kérdésekre; pedig sokkal fontosabb maga a kérdés: mi az, amit meg szeretnénk tudni, és miért pont azt?</text:p>
      <text:p text:style-name="P63">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3"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ivilizációk kapcsolata</text:h>
      <text:p text:style-name="P27">Az utazás témakörben eltöprengtem azon, milyen hatással van a mi civilizációnk egy meghódított közösségre; így azon is gondolkodtam, hogyan lehetne ezt jól csinálni. </text:p>
      <text:p text:style-name="P63">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3">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4">a kalapács lesújt az acélgömbre.</text:p>
      <text:h text:style-name="P75" text:outline-level="1">Zárszó</text:h>
      <text:h text:style-name="P76"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77">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7">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7">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78"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79">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9">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A válság tényezőinek valódi szerepe</text:chapter></text:span></text:p>
      </style:header>
      <style:footer>
        <text:p text:style-name="P2"><text:tab/><text:tab/><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15T12:30:10</dc:date>
    <dc:language>hu-HU</dc:language>
    <meta:editing-cycles>805</meta:editing-cycles>
    <meta:editing-duration>P88DT15H9M36S</meta:editing-duration>
    <meta:user-defined meta:name="Ver">0.9</meta:user-defined>
    <meta:user-defined meta:name="Info 2"/>
    <meta:user-defined meta:name="Info 3"/>
    <meta:user-defined meta:name="Info 4"/>
    <meta:document-statistic meta:table-count="1" meta:image-count="1" meta:object-count="0" meta:page-count="119" meta:paragraph-count="932" meta:word-count="66454" meta:character-count="440705"/>
  </office:meta>
</office:document-meta>
</file>